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 table:number-columns-spanned="10" table:number-rows-spanned="1">
            <text:p>Debug messages (clear it when done)</text:p>
          </table:table-cell>
          <table:covered-table-cell table:number-columns-repeated="9"/>
          <table:table-cell table:number-columns-repeated="2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21:09:22.037543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12T23:40:01.969672880</dc:date>
    <meta:editing-duration>P3DT3H55M15S</meta:editing-duration>
    <meta:editing-cycles>54</meta:editing-cycles>
    <meta:generator>LibreOffice/4.2.8.2$Linux_X86_64 LibreOffice_project/420m0$Build-2</meta:generator>
    <meta:document-statistic meta:table-count="3" meta:cell-count="20" meta:object-count="2"/>
  </office:meta>
</office:document-meta>
</file>